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8000001291D4A6C87D331A3F1.png" manifest:media-type="image/png"/>
  <manifest:file-entry manifest:full-path="Pictures/10000000000002480000021641E96BD45B8407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e11" officeooo:paragraph-rsid="00173e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Изображение1" text:anchor-type="char" svg:x="-0.51cm" svg:y="0.243cm" svg:width="18.022cm" svg:height="10.16cm" draw:z-index="0"><draw:image xlink:href="Pictures/1000000000000268000001291D4A6C87D331A3F1.png" xlink:type="simple" xlink:show="embed" xlink:actuate="onLoad" draw:mime-type="image/png"/></draw:frame>И ниже два решения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2" text:anchor-type="char" svg:width="19.614cm" svg:height="21.033cm" draw:z-index="1"><draw:image xlink:href="Pictures/10000000000002480000021641E96BD45B8407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17:39.214000000</meta:creation-date>
    <dc:date>2025-09-24T13:21:05.244000000</dc:date>
    <meta:editing-duration>PT3M25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" meta:word-count="4" meta:character-count="30" meta:non-whitespace-character-count="15"/>
  </office:meta>
</office:document-meta>
</file>